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C2EF64AF298463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rsid="001d9b1c" officeooo:paragraph-rsid="001d9b1c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2" style:family="paragraph" style:parent-style-name="Table_20_Contents">
      <style:text-properties officeooo:paragraph-rsid="001a5680"/>
    </style:style>
    <style:style style:name="P1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rsid="00325d91" officeooo:paragraph-rsid="00325d91"/>
    </style:style>
    <style:style style:name="P14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15" style:family="paragraph" style:parent-style-name="Table_20_Contents">
      <style:text-properties officeooo:rsid="00325d91" officeooo:paragraph-rsid="00325d91"/>
    </style:style>
    <style:style style:name="P16" style:family="paragraph" style:parent-style-name="Table_20_Contents">
      <style:text-properties officeooo:paragraph-rsid="00325d91"/>
    </style:style>
    <style:style style:name="P17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313ab" fo:background-color="transparent"/>
    </style:style>
    <style:style style:name="P20" style:family="paragraph" style:parent-style-name="Table_20_Contents">
      <style:text-properties officeooo:rsid="0026e5cd" officeooo:paragraph-rsid="002e3f47" fo:background-color="transparent"/>
    </style:style>
    <style:style style:name="P21" style:family="paragraph" style:parent-style-name="Table_20_Contents">
      <style:text-properties officeooo:paragraph-rsid="003313ab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bold" officeooo:rsid="003313ab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9a834" fo:background-color="transparent" loext:char-shading-value="0"/>
    </style:style>
    <style:style style:name="T10" style:family="text">
      <style:text-properties officeooo:rsid="00325d91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19d4"/>
    </style:style>
    <style:style style:name="T14" style:family="text">
      <style:text-properties officeooo:rsid="00325d91"/>
    </style:style>
    <style:style style:name="T15" style:family="text">
      <style:text-properties officeooo:rsid="003313a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9">sp. zn. </text:span><text:span text:style-name="T10">RV 7/2016</text:span><text:span text:style-name="T9">, </text:span>#<text:span text:style-name="T13">5722</text:span></text:p>
      <text:p text:style-name="P17"><text:s/></text:p>
      <text:p text:style-name="P2"><text:span text:style-name="T15">Dodatek č. 1</text:span>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9"><text:span text:style-name="T3">Zadavatel</text:span><text:span text:style-name="T7">:</text:span></text:p>
          </table:table-cell>
          <table:table-cell table:style-name="Tabulka1.A1" office:value-type="string">
            <text:p text:style-name="P11"><text:span text:style-name="T3">Česká pirátská strana</text:span>, mediální odbor:</text:p>
            <text:p text:style-name="P11">Mikuláš Ferjenčík, <text:span text:style-name="T14">vedoucí, </text:span>mikulas.ferjencik@pirati.cz </text:p>
            <text:p text:style-name="P11">Ivan Bartoš, předseda, <text:s/>ivan.bartos@pirati.cz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Dodavatel</text:span><text:span text:style-name="T7">:</text:span></text:p>
          </table:table-cell>
          <table:table-cell table:style-name="Tabulka1.A1" office:value-type="string">
            <text:p text:style-name="P12"><text:span text:style-name="T11">Jméno</text:span>: <text:span text:style-name="T14">Mgr. Jakub Dušánek</text:span></text:p>
            <text:p text:style-name="P13">IČO: 74130676, místo podnikání: Mělník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6">Předmět dodatku</text:span><text:span text:style-name="T8">:</text:span></text:p>
          </table:table-cell>
          <table:table-cell table:style-name="Tabulka1.A1" office:value-type="string">
            <text:p text:style-name="P21"><text:span text:style-name="T15">Změna termínu provedení:</text:span></text:p>
            <text:p text:style-name="P21"><text:s/><text:span text:style-name="T15">do 31.3.2018</text:span></text:p>
          </table:table-cell>
        </table:table-row>
      </table:table>
      <text:p text:style-name="P7"><text:span text:style-name="T8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8">https://www.pirati.cz/rules/ppu</text:span></text:span></text:a><text:span text:style-name="T8">&gt;, s nimiž se smluvní strany seznámily a zavazují se je dodržovat. Na důkaz seznámení se s podmínkami a uzavření smlouvy připojují smluvní strany své podpisy:</text:span></text:p>
      <text:p text:style-name="P19">V <text:span text:style-name="T12">Praze</text:span> dne <text:span text:style-name="T15">31.3.2018</text:span></text:p>
      <text:p text:style-name="P5">Za zadavatele: <text:tab/><text:tab/><text:tab/>Za dodavatele: </text:p>
      <text:p text:style-name="P6"><text:span text:style-name="T14">Mikuláš Ferjenčík</text:span><text:tab/><text:tab/><text:tab/><text:span text:style-name="T14">Mgr. Jakub Dušánek</text:span></text:p>
      <text:p text:style-name="P5">….................<text:tab/><text:tab/><text:tab/>…................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C2EF64AF298463C9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4T10:54:51.442667217</dc:date>
    <meta:editing-cycles>115</meta:editing-cycles>
    <meta:editing-duration>P24DT13H11M22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21" meta:word-count="103" meta:character-count="795" meta:non-whitespace-character-count="697"/>
    <meta:user-defined meta:name="Informace 1"/>
    <meta:user-defined meta:name="Informace 2"/>
    <meta:user-defined meta:name="Informace 3"/>
    <meta:user-defined meta:name="Informace 4"/>
  </office:meta>
</office:document-meta>
</file>